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/C CLUTCH</text:p>
          </table:table-cell>
          <table:table-cell table:style-name="ce2" office:value-type="currency" office:currency="EUR" office:value="16.99" calcext:value-type="currency">
            <text:p>16.99 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/C SINGLE LINE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/C DUAL+ LINE</text:p>
          </table:table-cell>
          <table:table-cell table:style-name="ce2" office:value-type="currency" office:currency="EUR" office:value="15.99" calcext:value-type="currency">
            <text:p>15.99 EU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/C COMPRESSOR</text:p>
          </table:table-cell>
          <table:table-cell table:style-name="ce2" office:value-type="currency" office:currency="EUR" office:value="30.99" calcext:value-type="currency">
            <text:p>30.99 EU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/C CONDENSER</text:p>
          </table:table-cell>
          <table:table-cell table:style-name="ce2" office:value-type="currency" office:currency="EUR" office:value="29.99" calcext:value-type="currency">
            <text:p>29.99 EU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/C EVAPORATOR</text:p>
          </table:table-cell>
          <table:table-cell table:style-name="ce2" office:value-type="currency" office:currency="EUR" office:value="25.99" calcext:value-type="currency">
            <text:p>25.99 EU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A/C SUITCASE HOUSING</text:p>
          </table:table-cell>
          <table:table-cell table:style-name="ce2" office:value-type="currency" office:currency="EUR" office:value="13.99" calcext:value-type="currency">
            <text:p>13.99 EU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CCUMULATOR/DRYER</text:p>
          </table:table-cell>
          <table:table-cell table:style-name="ce2" office:value-type="currency" office:currency="EUR" office:value="11.99" calcext:value-type="currency">
            <text:p>11.99 EU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IR CLEANER COMPLETE</text:p>
          </table:table-cell>
          <table:table-cell table:style-name="ce2" office:value-type="currency" office:currency="EUR" office:value="24.99" calcext:value-type="currency">
            <text:p>24.99 EU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IR BAG (EACH)</text:p>
          </table:table-cell>
          <table:table-cell table:style-name="ce2" office:value-type="currency" office:currency="EUR" office:value="34.99" calcext:value-type="currency">
            <text:p>34.99 E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IR CLEANER HOUSING</text:p>
          </table:table-cell>
          <table:table-cell table:style-name="ce2" office:value-type="currency" office:currency="EUR" office:value="15.99" calcext:value-type="currency">
            <text:p>15.99 EU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IR CLEANER LID</text:p>
          </table:table-cell>
          <table:table-cell table:style-name="ce2" office:value-type="currency" office:currency="EUR" office:value="6.99" calcext:value-type="currency">
            <text:p>6.99 EU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AIR FILTER--ENGINE</text:p>
          </table:table-cell>
          <table:table-cell table:style-name="ce2" office:value-type="currency" office:currency="EUR" office:value="1.99" calcext:value-type="currency">
            <text:p>1.99 EU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AIR FLOW METER</text:p>
          </table:table-cell>
          <table:table-cell table:style-name="ce2" office:value-type="currency" office:currency="EUR" office:value="24.99" calcext:value-type="currency">
            <text:p>24.99 EU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AIR RIDE-- AIR BAG</text:p>
          </table:table-cell>
          <table:table-cell table:style-name="ce2" office:value-type="currency" office:currency="EUR" office:value="29.99" calcext:value-type="currency">
            <text:p>29.99 EU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AIR RIDE PUMP</text:p>
          </table:table-cell>
          <table:table-cell table:style-name="ce2" office:value-type="currency" office:currency="EUR" office:value="23.99" calcext:value-type="currency">
            <text:p>23.99 EU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ALTERNATOR</text:p>
          </table:table-cell>
          <table:table-cell table:style-name="ce2" office:value-type="currency" office:currency="EUR" office:value="22.99" calcext:value-type="currency">
            <text:p>22.99 EU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NTENNA/MANUAL</text:p>
          </table:table-cell>
          <table:table-cell table:style-name="ce2" office:value-type="currency" office:currency="EUR" office:value="3.99" calcext:value-type="currency">
            <text:p>3.99 EU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ANTENNA/POWER</text:p>
          </table:table-cell>
          <table:table-cell table:style-name="ce2" office:value-type="currency" office:currency="EUR" office:value="15.99" calcext:value-type="currency">
            <text:p>15.99 EU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RM REST</text:p>
          </table:table-cell>
          <table:table-cell table:style-name="ce2" office:value-type="currency" office:currency="EUR" office:value="6.99" calcext:value-type="currency">
            <text:p>6.99 EU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SH TRAY</text:p>
          </table:table-cell>
          <table:table-cell table:style-name="ce2" office:value-type="currency" office:currency="EUR" office:value="4.99" calcext:value-type="currency">
            <text:p>4.99 EU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XLE 6-8 LUG</text:p>
          </table:table-cell>
          <table:table-cell table:style-name="ce2" office:value-type="currency" office:currency="EUR" office:value="43.99" calcext:value-type="currency">
            <text:p>43.99 EU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AXLE SHAFT</text:p>
          </table:table-cell>
          <table:table-cell table:style-name="ce2" office:value-type="currency" office:currency="EUR" office:value="30.99" calcext:value-type="currency">
            <text:p>30.99 EU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BACK GLASS- AS IS</text:p>
          </table:table-cell>
          <table:table-cell table:style-name="ce2" office:value-type="currency" office:currency="EUR" office:value="22.99" calcext:value-type="currency">
            <text:p>22.99 EU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BALL JOINTS</text:p>
          </table:table-cell>
          <table:table-cell table:style-name="ce2" office:value-type="currency" office:currency="EUR" office:value="6.99" calcext:value-type="currency">
            <text:p>6.99 EU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BATTERY (USED)</text:p>
          </table:table-cell>
          <table:table-cell table:style-name="ce2" office:value-type="currency" office:currency="EUR" office:value="31.99" calcext:value-type="currency">
            <text:p>31.99 E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BATTERY BOX</text:p>
          </table:table-cell>
          <table:table-cell table:style-name="ce2" office:value-type="currency" office:currency="EUR" office:value="6.99" calcext:value-type="currency">
            <text:p>6.99 EU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BATTERY HOLD DOWNS</text:p>
          </table:table-cell>
          <table:table-cell table:style-name="ce2" office:value-type="currency" office:currency="EUR" office:value="2.99" calcext:value-type="currency">
            <text:p>2.99 EU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EARING (ANY)</text:p>
          </table:table-cell>
          <table:table-cell table:style-name="ce2" office:value-type="currency" office:currency="EUR" office:value="4.99" calcext:value-type="currency">
            <text:p>4.99 EU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BEAUTY RINGS</text:p>
          </table:table-cell>
          <table:table-cell table:style-name="ce2" office:value-type="currency" office:currency="EUR" office:value="4.99" calcext:value-type="currency">
            <text:p>4.99 EU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BED LINER</text:p>
          </table:table-cell>
          <table:table-cell table:style-name="ce2" office:value-type="currency" office:currency="EUR" office:value="38.99" calcext:value-type="currency">
            <text:p>38.99 EU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BELLHOUSING ALUMINUM</text:p>
          </table:table-cell>
          <table:table-cell table:style-name="ce2" office:value-type="currency" office:currency="EUR" office:value="27.99" calcext:value-type="currency">
            <text:p>27.99 EU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BELT TENSIONER</text:p>
          </table:table-cell>
          <table:table-cell table:style-name="ce2" office:value-type="currency" office:currency="EUR" office:value="14.99" calcext:value-type="currency">
            <text:p>14.99 EU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ENCH SEAT</text:p>
          </table:table-cell>
          <table:table-cell table:style-name="ce2" office:value-type="currency" office:currency="EUR" office:value="29.99" calcext:value-type="currency">
            <text:p>29.99 EU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BODY MOUNTS</text:p>
          </table:table-cell>
          <table:table-cell table:style-name="ce2" office:value-type="currency" office:currency="EUR" office:value="4.99" calcext:value-type="currency">
            <text:p>4.99 EU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RAKE CALIPER BRACKET</text:p>
          </table:table-cell>
          <table:table-cell table:style-name="ce2" office:value-type="currency" office:currency="EUR" office:value="9.99" calcext:value-type="currency">
            <text:p>9.99 EU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BRAKE BACKNG PLATE</text:p>
          </table:table-cell>
          <table:table-cell table:style-name="ce2" office:value-type="currency" office:currency="EUR" office:value="12.99" calcext:value-type="currency">
            <text:p>12.99 EU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BRAKE ABS CONTROLLER</text:p>
          </table:table-cell>
          <table:table-cell table:style-name="ce2" office:value-type="currency" office:currency="EUR" office:value="56.99" calcext:value-type="currency">
            <text:p>56.99 E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BRAKE CALIPER</text:p>
          </table:table-cell>
          <table:table-cell table:style-name="ce2" office:value-type="currency" office:currency="EUR" office:value="14.99" calcext:value-type="currency">
            <text:p>14.99 E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BRAKE DRUM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BRAKE FLUID RESERVOIR</text:p>
          </table:table-cell>
          <table:table-cell table:style-name="ce2" office:value-type="currency" office:currency="EUR" office:value="11.99" calcext:value-type="currency">
            <text:p>11.99 E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BRAKE MASTER CYLINDER</text:p>
          </table:table-cell>
          <table:table-cell table:style-name="ce2" office:value-type="currency" office:currency="EUR" office:value="15.99" calcext:value-type="currency">
            <text:p>15.99 E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BRAKE POWER/HYDRO BOOSTER</text:p>
          </table:table-cell>
          <table:table-cell table:style-name="ce2" office:value-type="currency" office:currency="EUR" office:value="29.99" calcext:value-type="currency">
            <text:p>29.99 E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BRAKE PROPORTIONING VALVE (CAR)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BRAKE ROTOR (NO HUB)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BRAKE ROTOR W/HUB</text:p>
          </table:table-cell>
          <table:table-cell table:style-name="ce2" office:value-type="currency" office:currency="EUR" office:value="16.99" calcext:value-type="currency">
            <text:p>16.99 EU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BRAKE SHOE/PAD (EACH)</text:p>
          </table:table-cell>
          <table:table-cell table:style-name="ce2" office:value-type="currency" office:currency="EUR" office:value="0.99" calcext:value-type="currency">
            <text:p>0.99 EU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BRAKE--WHEEL CYLINDER</text:p>
          </table:table-cell>
          <table:table-cell table:style-name="ce2" office:value-type="currency" office:currency="EUR" office:value="3.99" calcext:value-type="currency">
            <text:p>3.99 EU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BRK MASTER CYL &amp; BOOSTER</text:p>
          </table:table-cell>
          <table:table-cell table:style-name="ce2" office:value-type="currency" office:currency="EUR" office:value="64.99" calcext:value-type="currency">
            <text:p>64.99 EU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BRK MASTR CYL RESERVIOR</text:p>
          </table:table-cell>
          <table:table-cell table:style-name="ce2" office:value-type="currency" office:currency="EUR" office:value="9.99" calcext:value-type="currency">
            <text:p>9.99 EU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BUCKET SEAT</text:p>
          </table:table-cell>
          <table:table-cell table:style-name="ce2" office:value-type="currency" office:currency="EUR" office:value="27.99" calcext:value-type="currency">
            <text:p>27.99 EU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BUG GUARD</text:p>
          </table:table-cell>
          <table:table-cell table:style-name="ce2" office:value-type="currency" office:currency="EUR" office:value="7.99" calcext:value-type="currency">
            <text:p>7.99 EU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BULBS (AS IS)</text:p>
          </table:table-cell>
          <table:table-cell table:style-name="ce2" office:value-type="currency" office:currency="EUR" office:value="0.5" calcext:value-type="currency">
            <text:p>0.50 EU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BUMPER (BARE) PLASTIC</text:p>
          </table:table-cell>
          <table:table-cell table:style-name="ce2" office:value-type="currency" office:currency="EUR" office:value="44.99" calcext:value-type="currency">
            <text:p>44.99 EU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BUMPER (BARE) STEEL</text:p>
          </table:table-cell>
          <table:table-cell table:style-name="ce2" office:value-type="currency" office:currency="EUR" office:value="49.99" calcext:value-type="currency">
            <text:p>49.99 EU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BUMPER FILLER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UMPER GUARD</text:p>
          </table:table-cell>
          <table:table-cell table:style-name="ce2" office:value-type="currency" office:currency="EUR" office:value="9.99" calcext:value-type="currency">
            <text:p>9.99 EU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BUMPER PUSH BAR</text:p>
          </table:table-cell>
          <table:table-cell table:style-name="ce2" office:value-type="currency" office:currency="EUR" office:value="20.99" calcext:value-type="currency">
            <text:p>20.99 EU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BUMPER REINFORCEMENT</text:p>
          </table:table-cell>
          <table:table-cell table:style-name="ce2" office:value-type="currency" office:currency="EUR" office:value="20.99" calcext:value-type="currency">
            <text:p>20.99 EU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BUMPER SHOCK</text:p>
          </table:table-cell>
          <table:table-cell table:style-name="ce2" office:value-type="currency" office:currency="EUR" office:value="6.99" calcext:value-type="currency">
            <text:p>6.99 EU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BUMPR CORNER/END PIECE</text:p>
          </table:table-cell>
          <table:table-cell table:style-name="ce2" office:value-type="currency" office:currency="EUR" office:value="13.99" calcext:value-type="currency">
            <text:p>13.99 EU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BUSHINGS</text:p>
          </table:table-cell>
          <table:table-cell table:style-name="ce2" office:value-type="currency" office:currency="EUR" office:value="1.99" calcext:value-type="currency">
            <text:p>1.99 EU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CAB ONLY BARE</text:p>
          </table:table-cell>
          <table:table-cell table:style-name="ce2" office:value-type="currency" office:currency="EUR" office:value="226.99" calcext:value-type="currency">
            <text:p>226.99 EU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CABIN AIR FILTER</text:p>
          </table:table-cell>
          <table:table-cell table:style-name="ce2" office:value-type="currency" office:currency="EUR" office:value="7.5" calcext:value-type="currency">
            <text:p>7.50 EU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CABLE (ANY)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CAM SHAFT</text:p>
          </table:table-cell>
          <table:table-cell table:style-name="ce2" office:value-type="currency" office:currency="EUR" office:value="19.99" calcext:value-type="currency">
            <text:p>19.99 EU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CAMPER SHELL</text:p>
          </table:table-cell>
          <table:table-cell table:style-name="ce2" office:value-type="currency" office:currency="EUR" office:value="46" calcext:value-type="currency">
            <text:p>46.00 EU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CARBURETOR</text:p>
          </table:table-cell>
          <table:table-cell table:style-name="ce2" office:value-type="currency" office:currency="EUR" office:value="35.99" calcext:value-type="currency">
            <text:p>35.99 EU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CARPET--INTERIOR</text:p>
          </table:table-cell>
          <table:table-cell table:style-name="ce2" office:value-type="currency" office:currency="EUR" office:value="20.99" calcext:value-type="currency">
            <text:p>20.99 EU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CARPET---TRUNK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CARRIER BEARING</text:p>
          </table:table-cell>
          <table:table-cell table:style-name="ce2" office:value-type="currency" office:currency="EUR" office:value="9.99" calcext:value-type="currency">
            <text:p>9.99 EU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CARRIER HOUSING</text:p>
          </table:table-cell>
          <table:table-cell table:style-name="ce2" office:value-type="currency" office:currency="EUR" office:value="20.99" calcext:value-type="currency">
            <text:p>20.99 EU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CD PLAYER</text:p>
          </table:table-cell>
          <table:table-cell table:style-name="ce2" office:value-type="currency" office:currency="EUR" office:value="20.99" calcext:value-type="currency">
            <text:p>20.99 EU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CENTER CAPS - PLASTIC</text:p>
          </table:table-cell>
          <table:table-cell table:style-name="ce2" office:value-type="currency" office:currency="EUR" office:value="10" calcext:value-type="currency">
            <text:p>10.00 EU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CENTER CAPS - STAINLESS</text:p>
          </table:table-cell>
          <table:table-cell table:style-name="ce2" office:value-type="currency" office:currency="EUR" office:value="16" calcext:value-type="currency">
            <text:p>16.00 EU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CHARCOAL CANISTER</text:p>
          </table:table-cell>
          <table:table-cell table:style-name="ce2" office:value-type="currency" office:currency="EUR" office:value="11.99" calcext:value-type="currency">
            <text:p>11.99 EU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CIGARETTE LIGHTER</text:p>
          </table:table-cell>
          <table:table-cell table:style-name="ce2" office:value-type="currency" office:currency="EUR" office:value="2.99" calcext:value-type="currency">
            <text:p>2.99 EU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CLOCK</text:p>
          </table:table-cell>
          <table:table-cell table:style-name="ce2" office:value-type="currency" office:currency="EUR" office:value="11.99" calcext:value-type="currency">
            <text:p>11.99 EU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CLUTCH DISC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CLUTCH FORK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CLUTCH MASTER CYLINDER</text:p>
          </table:table-cell>
          <table:table-cell table:style-name="ce2" office:value-type="currency" office:currency="EUR" office:value="10.99" calcext:value-type="currency">
            <text:p>10.99 EU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COIL</text:p>
          </table:table-cell>
          <table:table-cell table:style-name="ce2" office:value-type="currency" office:currency="EUR" office:value="9.99" calcext:value-type="currency">
            <text:p>9.99 EU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COIL PAK COMBO</text:p>
          </table:table-cell>
          <table:table-cell table:style-name="ce2" office:value-type="currency" office:currency="EUR" office:value="38.99" calcext:value-type="currency">
            <text:p>38.99 EU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COIL SPRING</text:p>
          </table:table-cell>
          <table:table-cell table:style-name="ce2" office:value-type="currency" office:currency="EUR" office:value="13.99" calcext:value-type="currency">
            <text:p>13.99 EU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COIL W/ IGNITOR</text:p>
          </table:table-cell>
          <table:table-cell table:style-name="ce2" office:value-type="currency" office:currency="EUR" office:value="15.99" calcext:value-type="currency">
            <text:p>15.99 EU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COMPUTER BRAIN BOX</text:p>
          </table:table-cell>
          <table:table-cell table:style-name="ce2" office:value-type="currency" office:currency="EUR" office:value="35.99" calcext:value-type="currency">
            <text:p>35.99 EU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CONSOLE (ANY)</text:p>
          </table:table-cell>
          <table:table-cell table:style-name="ce2" office:value-type="currency" office:currency="EUR" office:value="17.99" calcext:value-type="currency">
            <text:p>17.99 EU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CONSOLE LID</text:p>
          </table:table-cell>
          <table:table-cell table:style-name="ce2" office:value-type="currency" office:currency="EUR" office:value="5.99" calcext:value-type="currency">
            <text:p>5.99 EU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CONTROL ARM</text:p>
          </table:table-cell>
          <table:table-cell table:style-name="ce2" office:value-type="currency" office:currency="EUR" office:value="25.99" calcext:value-type="currency">
            <text:p>25.99 EU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CONTROL MODULE</text:p>
          </table:table-cell>
          <table:table-cell table:style-name="ce2" office:value-type="currency" office:currency="EUR" office:value="21.99" calcext:value-type="currency">
            <text:p>21.99 EU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CONVERTIBLE TOP</text:p>
          </table:table-cell>
          <table:table-cell table:style-name="ce2" office:value-type="currency" office:currency="EUR" office:value="35.99" calcext:value-type="currency">
            <text:p>35.99 EU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CRANKSHAFT</text:p>
          </table:table-cell>
          <table:table-cell table:style-name="ce2" office:value-type="currency" office:currency="EUR" office:value="49.99" calcext:value-type="currency">
            <text:p>49.99 EU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CRUISE CONTROL MODULE</text:p>
          </table:table-cell>
          <table:table-cell table:style-name="ce2" office:value-type="currency" office:currency="EUR" office:value="18.99" calcext:value-type="currency">
            <text:p>18.99 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CUP HOLDER</text:p>
          </table:table-cell>
          <table:table-cell table:style-name="ce2" office:value-type="currency" office:currency="EUR" office:value="2.99" calcext:value-type="currency">
            <text:p>2.99 EU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C-V FRONT WHEEL DRIVE AXLE</text:p>
          </table:table-cell>
          <table:table-cell table:style-name="ce2" office:value-type="currency" office:currency="EUR" office:value="26.99" calcext:value-type="currency">
            <text:p>26.99 EU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DASH BARE (EMPTY)</text:p>
          </table:table-cell>
          <table:table-cell table:style-name="ce2" office:value-type="currency" office:currency="EUR" office:value="40.99" calcext:value-type="currency">
            <text:p>40.99 EU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DASH PAD--TOP</text:p>
          </table:table-cell>
          <table:table-cell table:style-name="ce2" office:value-type="currency" office:currency="EUR" office:value="16.99" calcext:value-type="currency">
            <text:p>16.99 EU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DIPSTICK/TUBE</text:p>
          </table:table-cell>
          <table:table-cell table:style-name="ce2" office:value-type="currency" office:currency="EUR" office:value="2.99" calcext:value-type="currency">
            <text:p>2.99 EU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DISTRIBUTOR</text:p>
          </table:table-cell>
          <table:table-cell table:style-name="ce2" office:value-type="currency" office:currency="EUR" office:value="30.99" calcext:value-type="currency">
            <text:p>30.99 EU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DISTRIBUTOR CAP/NO MODULE</text:p>
          </table:table-cell>
          <table:table-cell table:style-name="ce2" office:value-type="currency" office:currency="EUR" office:value="5.99" calcext:value-type="currency">
            <text:p>5.99 EUR</text:p>
          </table:table-cell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10122P0" style:volatile="true" number:language="en" number:country="US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3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3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0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5:31:24.650000000</meta:creation-date>
    <dc:date>2019-06-29T15:37:28.933000000</dc:date>
    <meta:editing-duration>PT6M3S</meta:editing-duration>
    <meta:editing-cycles>4</meta:editing-cycles>
    <meta:generator>LibreOffice/6.0.1.1$Windows_X86_64 LibreOffice_project/60bfb1526849283ce2491346ed2aa51c465abfe6</meta:generator>
    <meta:document-statistic meta:table-count="1" meta:cell-count="300" meta:object-count="0"/>
  </office:meta>
</office:document-meta>
</file>